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241.54pt"/>
    </style:style>
    <style:style style:name="co58" style:family="table-column">
      <style:table-column-properties fo:break-before="auto" style:column-width="213.56pt"/>
    </style:style>
    <style:style style:name="co59" style:family="table-column">
      <style:table-column-properties fo:break-before="auto" style:column-width="46.29pt"/>
    </style:style>
    <style:style style:name="co60" style:family="table-column">
      <style:table-column-properties fo:break-before="auto" style:column-width="260.39pt"/>
    </style:style>
    <style:style style:name="co61" style:family="table-column">
      <style:table-column-properties fo:break-before="auto" style:column-width="53.55pt"/>
    </style:style>
    <style:style style:name="co62" style:family="table-column">
      <style:table-column-properties fo:break-before="auto" style:column-width="273.74pt"/>
    </style:style>
    <style:style style:name="co63" style:family="table-column">
      <style:table-column-properties fo:break-before="auto" style:column-width="48.1pt"/>
    </style:style>
    <style:style style:name="co64" style:family="table-column">
      <style:table-column-properties fo:break-before="auto" style:column-width="256.25pt"/>
    </style:style>
    <style:style style:name="co87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53" style:family="table-column">
      <style:table-column-properties fo:break-before="auto" style:column-width="314.96pt"/>
    </style:style>
    <style:style style:name="co120" style:family="table-column">
      <style:table-column-properties fo:break-before="auto" style:column-width="101.91pt"/>
    </style:style>
    <style:style style:name="co121" style:family="table-column">
      <style:table-column-properties fo:break-before="auto" style:column-width="82.29pt"/>
    </style:style>
    <style:style style:name="co122" style:family="table-column">
      <style:table-column-properties fo:break-before="auto" style:column-width="68.94pt"/>
    </style:style>
    <style:style style:name="co123" style:family="table-column">
      <style:table-column-properties fo:break-before="auto" style:column-width="64.8pt"/>
    </style:style>
    <style:style style:name="co124" style:family="table-column">
      <style:table-column-properties fo:break-before="auto" style:column-width="94.65pt"/>
    </style:style>
    <style:style style:name="co125" style:family="table-column">
      <style:table-column-properties fo:break-before="auto" style:column-width="88.5pt"/>
    </style:style>
    <style:style style:name="co108" style:family="table-column">
      <style:table-column-properties fo:break-before="auto" style:column-width="163.64pt"/>
    </style:style>
    <style:style style:name="co109" style:family="table-column">
      <style:table-column-properties fo:break-before="auto" style:column-width="191.4pt"/>
    </style:style>
    <style:style style:name="co110" style:family="table-column">
      <style:table-column-properties fo:break-before="auto" style:column-width="204.8pt"/>
    </style:style>
    <style:style style:name="co111" style:family="table-column">
      <style:table-column-properties fo:break-before="auto" style:column-width="157.44pt"/>
    </style:style>
    <style:style style:name="co112" style:family="table-column">
      <style:table-column-properties fo:break-before="auto" style:column-width="143.04pt"/>
    </style:style>
    <style:style style:name="co113" style:family="table-column">
      <style:table-column-properties fo:break-before="auto" style:column-width="167.75pt"/>
    </style:style>
    <style:style style:name="co114" style:family="table-column">
      <style:table-column-properties fo:break-before="auto" style:column-width="168.8pt"/>
    </style:style>
    <style:style style:name="co115" style:family="table-column">
      <style:table-column-properties fo:break-before="auto" style:column-width="155.4pt"/>
    </style:style>
    <style:style style:name="co116" style:family="table-column">
      <style:table-column-properties fo:break-before="auto" style:column-width="223.34pt"/>
    </style:style>
    <style:style style:name="co117" style:family="table-column">
      <style:table-column-properties fo:break-before="auto" style:column-width="173.96pt"/>
    </style:style>
    <style:style style:name="co118" style:family="table-column">
      <style:table-column-properties fo:break-before="auto" style:column-width="199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1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0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57" table:default-cell-style-name="ce134"/>
        <table:table-column table:style-name="co58" table:default-cell-style-name="ce134"/>
        <table:table-column table:style-name="co59" table:default-cell-style-name="ce134"/>
        <table:table-column table:style-name="co60" table:default-cell-style-name="ce134"/>
        <table:table-column table:style-name="co61" table:default-cell-style-name="ce134"/>
        <table:table-column table:style-name="co62" table:default-cell-style-name="ce134"/>
        <table:table-column table:style-name="co63" table:default-cell-style-name="ce134"/>
        <table:table-column table:style-name="co60" table:default-cell-style-name="ce134"/>
        <table:table-column table:style-name="co59" table:default-cell-style-name="ce134"/>
        <table:table-column table:style-name="co64" table:default-cell-style-name="ce134"/>
        <table:table-column table:style-name="co87" table:default-cell-style-name="ce134"/>
        <table:table-column table:style-name="co96" table:default-cell-style-name="ce134"/>
        <table:table-column table:style-name="co97" table:default-cell-style-name="ce134"/>
        <table:table-column table:style-name="co98" table:default-cell-style-name="ce134"/>
        <table:table-column table:style-name="co59" table:default-cell-style-name="ce134"/>
        <table:table-column table:style-name="co99" table:default-cell-style-name="ce134"/>
        <table:table-column table:style-name="co100" table:default-cell-style-name="ce134"/>
        <table:table-column table:style-name="co101" table:default-cell-style-name="ce167"/>
        <table:table-column table:style-name="co102" table:default-cell-style-name="ce167"/>
        <table:table-column table:style-name="co103" table:default-cell-style-name="ce134"/>
        <table:table-column table:style-name="co87" table:default-cell-style-name="ce130"/>
        <table:table-column table:style-name="co104" table:default-cell-style-name="ce134"/>
        <table:table-column table:style-name="co10" table:default-cell-style-name="ce134"/>
        <table:table-column table:style-name="co105" table:default-cell-style-name="ce134"/>
        <table:table-column table:style-name="co106" table:default-cell-style-name="ce134"/>
        <table:table-column table:style-name="co105" table:default-cell-style-name="ce134"/>
        <table:table-column table:style-name="co106" table:default-cell-style-name="ce134"/>
        <table:table-column table:style-name="co10" table:number-columns-repeated="995" table:default-cell-style-name="ce153"/>
        <table:table-row table:style-name="ro1">
          <table:table-cell table:style-name="ce120" office:value-type="string" calcext:value-type="string">
            <text:p>Skill Name</text:p>
          </table:table-cell>
          <table:table-cell table:style-name="ce135" office:value-type="string" calcext:value-type="string" table:number-columns-spanned="2" table:number-rows-spanned="1">
            <text:p>Any Mode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Team Fight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BOT_MODE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TEAM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PUSH_TOWER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ATTACK</text:p>
          </table:table-cell>
          <table:covered-table-cell table:style-name="ce170"/>
          <table:table-cell table:style-name="ce135" office:value-type="string" calcext:value-type="string" table:number-columns-spanned="2" table:number-rows-spanned="1">
            <text:p>BOT_MODE_LANING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BOT_MODE_ROSHAN 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BOT_MODE_FAR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DEFEND_TOWER</text:p>
          </table:table-cell>
          <table:covered-table-cell table:style-name="ce172"/>
          <table:table-cell table:style-name="ce170" office:value-type="string" calcext:value-type="string" table:number-columns-spanned="2" table:number-rows-spanned="1">
            <text:p>BOT_MODE_DEFEND_ALLY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RETREAT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EVASIVE_MANEUVERS </text:p>
          </table:table-cell>
          <table:covered-table-cell table:style-name="ce170"/>
          <table:table-cell table:number-columns-repeated="995"/>
        </table:table-row>
        <table:table-row table:style-name="ro1">
          <table:table-cell table:style-name="ce128" office:value-type="string" calcext:value-type="string">
            <text:p>chaos_knight_chaos_bol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chaos_knight_phantasm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chaos_knight_reality_rift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3" office:value-type="string" calcext:value-type="string">
            <text:p>crystal_maiden_crystal_nova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three_and_more_enemy_heroes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crystal_maiden_freezing_field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_aoe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7" table:number-columns-repeated="2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crystal_maiden_frostbite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9" office:value-type="string" calcext:value-type="string">
            <text:p>attacked_not_disabl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frost_arrows 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trueshot </text:p>
          </table:table-cell>
          <table:table-cell table:style-name="ce130" table:number-columns-repeated="2"/>
          <table:table-cell table:style-name="ce130" office:value-type="string" calcext:value-type="string">
            <text:p>three_and_more_ally_creeps_aoe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three_and_more_ally_creeps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three_and_more_ally_creeps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wave_of_silence 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table:number-columns-repeated="2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8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blink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courier</text:p>
          </table:table-cell>
          <table:table-cell table:style-name="ce171" office:value-type="string" calcext:value-type="string">
            <text:p>always_self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table:number-columns-repeated="2"/>
          <table:table-cell table:style-name="ce148"/>
          <table:table-cell table:style-name="ce146"/>
          <table:table-cell table:style-name="ce148"/>
          <table:table-cell table:style-name="ce146"/>
          <table:table-cell table:style-name="ce148"/>
          <table:table-cell table:style-name="ce146"/>
          <table:table-cell table:style-name="ce148"/>
          <table:table-cell table:style-name="ce146"/>
          <table:table-cell table:style-name="ce138" table:number-columns-repeated="7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cyclone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glimmer_cape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low_hp_all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lotus_orb</text:p>
          </table:table-cell>
          <table:table-cell table:style-name="ce130" office:value-type="string" calcext:value-type="string">
            <text:p>half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half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rod_of_atos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sheepstick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blade_fury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_aoe</text:p>
          </table:table-cell>
          <table:table-cell table:style-name="ce130" office:value-type="float" office:value="90" calcext:value-type="float">
            <text:p>9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_aoe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three_and_more_enemy_creeps_aoe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healing_ward 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string" calcext:value-type="string">
            <text:p>low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table:number-columns-repeated="2"/>
          <table:table-cell table:style-name="ce148" office:value-type="string" calcext:value-type="string">
            <text:p>low_hp_ally_hero</text:p>
          </table:table-cell>
          <table:table-cell table:style-name="ce148" table:number-columns-repeated="5"/>
          <table:table-cell table:style-name="ce138" table:number-columns-repeated="4"/>
          <table:table-cell table:style-name="ce166" table:number-columns-repeated="2"/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omni_slash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chain_frost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/>
          <table:table-cell table:style-name="ce146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3"/>
          <table:table-cell table:style-name="ce139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dark_ritual</text:p>
          </table:table-cell>
          <table:table-cell table:style-name="ce130" office:value-type="string" calcext:value-type="string">
            <text:p>low_hp_ally_creep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frost_armor</text:p>
          </table:table-cell>
          <table:table-cell table:style-name="ce130" office:value-type="string" calcext:value-type="string">
            <text:p>half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half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frost_nova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lion_finger_of_death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lion_impal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9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lion_mana_drain</text:p>
          </table:table-cell>
          <table:table-cell table:style-name="ce130" table:number-columns-repeated="4"/>
          <table:table-cell table:style-name="ce148" table:number-columns-repeated="4"/>
          <table:table-cell table:style-name="ce146" table:number-columns-repeated="2"/>
          <table:table-cell table:style-name="ce148" office:value-type="string" calcext:value-type="string">
            <text:p>use_on_attack_enemy_with_mana_when_low_mp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66" office:value-type="string" calcext:value-type="string">
            <text:p>use_on_attack_enemy_with_mana_when_low_mp</text:p>
          </table:table-cell>
          <table:table-cell table:style-name="ce166" office:value-type="float" office:value="70" calcext:value-type="float">
            <text:p>70</text:p>
          </table:table-cell>
          <table:table-cell table:style-name="ce138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lion_voodoo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phantom_assassin_phantom_strike 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phantom_assassin_stifling_dagger 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office:value-type="string" calcext:value-type="string">
            <text:p>last_hit_enemy_creep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doppelwalk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phantom_edge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spirit_lanc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ether_shock 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mass_serpent_ward 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table:number-columns-repeated="4"/>
          <table:table-cell table:style-name="ce148" office:value-type="string" calcext:value-type="string">
            <text:p>attacked_enemy_building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/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shackles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7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voodoo 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keleton_king_hellfire_blas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niper_assassinat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sniper_shrapnel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three_and_more_enemy_creeps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30" calcext:value-type="float">
            <text:p>3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sven_gods_strength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sven_storm_bol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sven_warcry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ursa_earthshock 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aoe</text:p>
          </table:table-cell>
          <table:table-cell table:style-name="ce130" office:value-type="float" office:value="90" calcext:value-type="float">
            <text:p>9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/>
          <table:table-cell table:style-name="ce166" table:number-columns-repeated="2"/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ursa_enrage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ursa_overpower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fatal_bonds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rain_of_chaos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90" calcext:value-type="float">
            <text:p>90</text:p>
          </table:table-cell>
          <table:table-cell table:style-name="ce148"/>
          <table:table-cell table:style-name="ce146"/>
          <table:table-cell table:style-name="ce148"/>
          <table:table-cell table:style-name="ce146"/>
          <table:table-cell table:style-name="ce148" office:value-type="string" calcext:value-type="string">
            <text:p>three_and_more_enemy_heroes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20" calcext:value-type="float">
            <text:p>2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shadow_word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5" calcext:value-type="float">
            <text:p>75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5" calcext:value-type="float">
            <text:p>75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upheaval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three_and_more_enemy_heroes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40" calcext:value-type="float">
            <text:p>4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tango</text:p>
          </table:table-cell>
          <table:table-cell table:style-name="ce130" office:value-type="string" calcext:value-type="string">
            <text:p>half_hp_tree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larity</text:p>
          </table:table-cell>
          <table:table-cell table:style-name="ce130" office:value-type="string" calcext:value-type="string">
            <text:p>low_m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gic_stick</text:p>
          </table:table-cell>
          <table:table-cell table:style-name="ce130" office:value-type="string" calcext:value-type="string">
            <text:p>low_hp_charges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gic_wand</text:p>
          </table:table-cell>
          <table:table-cell table:style-name="ce130" office:value-type="string" calcext:value-type="string">
            <text:p>low_hp_charges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<text:s text:c="2"/>item_black_king_bar</text:p>
          </table:table-cell>
          <table:table-cell table:style-name="ce130" table:number-columns-repeated="2"/>
          <table:table-cell table:style-name="ce130" office:value-type="string" calcext:value-type="string">
            <text:p>half_hp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 office:value-type="string" calcext:value-type="string">
            <text:p>half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9"/>
          <table:table-cell table:style-name="ce138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armlet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mask_of_madness</text:p>
          </table:table-cell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phase_boots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butterfly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satanic</text:p>
          </table:table-cell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invis_sword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manta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diffusal_blade</text:p>
          </table:table-cell>
          <table:table-cell table:style-name="ce130" table:number-columns-repeated="2"/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abyssal_blade</text:p>
          </table:table-cell>
          <table:table-cell table:style-name="ce130" table:number-columns-repeated="2"/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<text:s text:c="2"/>item_hurricane_pike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force_staff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flask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heese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87"/>
        <table:table-column table:style-name="co108" table:default-cell-style-name="ce187"/>
        <table:table-column table:style-name="co109" table:default-cell-style-name="ce187"/>
        <table:table-column table:style-name="co110" table:default-cell-style-name="ce187"/>
        <table:table-column table:style-name="co111" table:default-cell-style-name="ce187"/>
        <table:table-column table:style-name="co112" table:default-cell-style-name="ce187"/>
        <table:table-column table:style-name="co113" table:default-cell-style-name="ce187"/>
        <table:table-column table:style-name="co114" table:default-cell-style-name="ce187"/>
        <table:table-column table:style-name="co115" table:default-cell-style-name="ce223"/>
        <table:table-column table:style-name="co116" table:default-cell-style-name="ce223"/>
        <table:table-column table:style-name="co117" table:default-cell-style-name="ce223"/>
        <table:table-column table:style-name="co118" table:default-cell-style-name="ce223"/>
        <table:table-column table:style-name="co10" table:number-columns-repeated="999" table:default-cell-style-name="ce223"/>
        <table:table-row table:style-name="ro1">
          <table:table-cell table:style-name="ce217" office:value-type="string" calcext:value-type="string">
            <text:p>Algorithm</text:p>
          </table:table-cell>
          <table:table-cell table:style-name="ce219" office:value-type="string" calcext:value-type="string">
            <text:p>BOT_MODE_ROAM</text:p>
          </table:table-cell>
          <table:table-cell table:style-name="ce219" office:value-type="string" calcext:value-type="string">
            <text:p>BOT_MODE_TEAM_ROAM</text:p>
          </table:table-cell>
          <table:table-cell table:style-name="ce219" office:value-type="string" calcext:value-type="string">
            <text:p>BOT_MODE_PUSH_TOWER</text:p>
          </table:table-cell>
          <table:table-cell table:style-name="ce222" office:value-type="string" calcext:value-type="string">
            <text:p>BOT_MODE_ATTACK</text:p>
          </table:table-cell>
          <table:table-cell table:style-name="ce222" office:value-type="string" calcext:value-type="string">
            <text:p>BOT_MODE_NONE</text:p>
          </table:table-cell>
          <table:table-cell table:style-name="ce188" office:value-type="string" calcext:value-type="string">
            <text:p>BOT_MODE_LANING</text:p>
          </table:table-cell>
          <table:table-cell table:style-name="ce188" office:value-type="string" calcext:value-type="string">
            <text:p>BOT_MODE_ROSHAN </text:p>
          </table:table-cell>
          <table:table-cell table:style-name="ce219" office:value-type="string" calcext:value-type="string">
            <text:p>BOT_MODE_FARM</text:p>
          </table:table-cell>
          <table:table-cell table:style-name="ce219" office:value-type="string" calcext:value-type="string">
            <text:p>BOT_MODE_DEFEND_TOWER</text:p>
          </table:table-cell>
          <table:table-cell table:style-name="ce219" office:value-type="string" calcext:value-type="string">
            <text:p>BOT_MODE_RETREAT</text:p>
          </table:table-cell>
          <table:table-cell table:style-name="ce219" office:value-type="string" calcext:value-type="string">
            <text:p>BOT_MODE_DEFEND_ALLY</text:p>
          </table:table-cell>
          <table:table-cell table:style-name="ce202"/>
          <table:table-cell table:style-name="ce224" table:number-columns-repeated="998"/>
        </table:table-row>
        <table:table-row table:style-name="ro1">
          <table:table-cell table:style-name="ce178" office:value-type="string" calcext:value-type="string">
            <text:p>attacking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15" calcext:value-type="float">
            <text:p>1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25" calcext:value-type="float">
            <text:p>2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attacking_enemy_hero</text:p>
          </table:table-cell>
          <table:table-cell table:number-columns-repeated="2" table:style-name="ce197" office:value-type="float" office:value="50" calcext:value-type="float">
            <text:p>50</text:p>
          </table:table-cell>
          <table:table-cell table:number-columns-repeated="3" table:style-name="ce197" office:value-type="float" office:value="65" calcext:value-type="float">
            <text:p>6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5" calcext:value-type="float">
            <text:p>65</text:p>
          </table:table-cell>
          <table:table-cell table:style-name="ce191" office:value-type="float" office:value="75" calcext:value-type="float">
            <text:p>7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last_hit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60" calcext:value-type="float">
            <text:p>60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50" calcext:value-type="float">
            <text:p>5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low_hp_enemy_building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80" calcext:value-type="float">
            <text:p>80</text:p>
          </table:table-cell>
          <table:table-cell table:number-columns-repeated="6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low_hp_enemy_hero</text:p>
          </table:table-cell>
          <table:table-cell table:number-columns-repeated="5" table:style-name="ce197" office:value-type="float" office:value="90" calcext:value-type="float">
            <text:p>9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65" calcext:value-type="float">
            <text:p>6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90" calcext:value-type="float">
            <text:p>9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hp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10" calcext:value-type="float">
            <text:p>10</text:p>
          </table:table-cell>
          <table:table-cell table:style-name="ce197" office:value-type="float" office:value="15" calcext:value-type="float">
            <text:p>1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40" calcext:value-type="float">
            <text:p>40</text:p>
          </table:table-cell>
          <table:table-cell table:style-name="ce191" office:value-type="float" office:value="10" calcext:value-type="float">
            <text:p>1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hp_neutral_creep</text:p>
          </table:table-cell>
          <table:table-cell table:number-columns-repeated="3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10" calcext:value-type="float">
            <text:p>1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60" calcext:value-type="float">
            <text:p>60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kills_enemy_hero</text:p>
          </table:table-cell>
          <table:table-cell table:number-columns-repeated="5" table:style-name="ce197" office:value-type="float" office:value="85" calcext:value-type="float">
            <text:p>8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70" calcext:value-type="float">
            <text:p>70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in_hp_enemy_building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70" calcext:value-type="float">
            <text:p>70</text:p>
          </table:table-cell>
          <table:table-cell table:number-columns-repeated="6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assist_ally_hero</text:p>
          </table:table-cell>
          <table:table-cell table:number-columns-repeated="5" table:style-name="ce197" office:value-type="float" office:value="87" calcext:value-type="float">
            <text:p>87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75" calcext:value-type="float">
            <text:p>75</text:p>
          </table:table-cell>
          <table:table-cell table:style-name="ce191" office:value-type="float" office:value="87" calcext:value-type="float">
            <text:p>87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roshan</text:p>
          </table:table-cell>
          <table:table-cell table:number-columns-repeated="4" table:style-name="ce197" office:value-type="float" office:value="0" calcext:value-type="float">
            <text:p>0</text:p>
          </table:table-cell>
          <table:table-cell table:style-name="ce197" office:value-type="float" office:value="10" calcext:value-type="float">
            <text:p>1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0" calcext:value-type="float">
            <text:p>50</text:p>
          </table:table-cell>
          <table:table-cell table:number-columns-repeated="4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deny_ally_tower</text:p>
          </table:table-cell>
          <table:table-cell table:number-columns-repeated="3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80" calcext:value-type="float">
            <text:p>80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style-name="ce191" office:value-type="float" office:value="80" calcext:value-type="float">
            <text:p>8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178"/>
          <table:table-cell table:style-name="ce197" table:number-columns-repeated="5"/>
          <table:table-cell table:style-name="ce191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87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70" table:default-cell-style-name="ce133"/>
        <table:table-column table:style-name="co71" table:default-cell-style-name="ce133"/>
        <table:table-column table:style-name="co72" table:default-cell-style-name="ce133"/>
        <table:table-column table:style-name="co73" table:default-cell-style-name="ce133"/>
        <table:table-column table:style-name="co74" table:default-cell-style-name="ce133"/>
        <table:table-column table:style-name="co75" table:default-cell-style-name="ce133"/>
        <table:table-column table:style-name="co76" table:default-cell-style-name="ce133"/>
        <table:table-column table:style-name="co77" table:default-cell-style-name="ce133"/>
        <table:table-column table:style-name="co78" table:default-cell-style-name="ce133"/>
        <table:table-column table:style-name="co79" table:default-cell-style-name="ce133"/>
        <table:table-column table:style-name="co80" table:default-cell-style-name="ce133"/>
        <table:table-column table:style-name="co79" table:default-cell-style-name="ce133"/>
        <table:table-column table:style-name="co10" table:number-columns-repeated="1006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1006"/>
        </table:table-row>
        <table:table-row table:style-name="ro1">
          <table:table-cell table:style-name="ce125" office:value-type="string" calcext:value-type="string">
            <text:p>all_enemy_team_dead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aegi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chees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mega_creep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emy_hero_was_seen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night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max_kills_ally_hero_aliv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ax_kills_enemy_hero_alive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alive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bot_then_enemy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mid_then_enemy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top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bot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mid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top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ime_is_more_3_minutes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bot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mid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top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bot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mid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top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ough_damage_and_health_for_roshan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roshan_alive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0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62"/>
        <table:table-column table:style-name="co66" table:default-cell-style-name="ce162"/>
        <table:table-column table:style-name="co67" table:default-cell-style-name="ce162"/>
        <table:table-column table:style-name="co68" table:default-cell-style-name="ce162"/>
        <table:table-column table:style-name="co69" table:default-cell-style-name="ce162"/>
        <table:table-column table:style-name="co120" table:default-cell-style-name="ce162"/>
        <table:table-column table:style-name="co80" table:default-cell-style-name="ce162"/>
        <table:table-column table:style-name="co121" table:default-cell-style-name="ce162"/>
        <table:table-column table:style-name="co122" table:default-cell-style-name="ce162"/>
        <table:table-column table:style-name="co67" table:default-cell-style-name="ce162"/>
        <table:table-column table:style-name="co69" table:default-cell-style-name="ce162"/>
        <table:table-column table:style-name="co123" table:default-cell-style-name="ce162"/>
        <table:table-column table:style-name="co69" table:default-cell-style-name="ce162"/>
        <table:table-column table:style-name="co120" table:default-cell-style-name="ce162"/>
        <table:table-column table:style-name="co124" table:default-cell-style-name="ce162"/>
        <table:table-column table:style-name="co125" table:default-cell-style-name="ce162"/>
        <table:table-column table:style-name="co2" table:default-cell-style-name="ce162"/>
        <table:table-column table:style-name="co66" table:default-cell-style-name="ce162"/>
        <table:table-column table:style-name="co67" table:default-cell-style-name="ce162"/>
        <table:table-column table:style-name="co68" table:default-cell-style-name="ce162"/>
        <table:table-column table:style-name="co69" table:default-cell-style-name="ce162"/>
        <table:table-column table:style-name="co120" table:default-cell-style-name="ce162"/>
        <table:table-column table:style-name="co80" table:default-cell-style-name="ce162"/>
        <table:table-column table:style-name="co125" table:default-cell-style-name="ce162"/>
        <table:table-column table:style-name="co2" table:default-cell-style-name="ce162"/>
        <table:table-column table:style-name="co125" table:default-cell-style-name="ce162"/>
        <table:table-column table:style-name="co2" table:default-cell-style-name="ce162"/>
        <table:table-column table:style-name="co10" table:number-columns-repeated="997" table:default-cell-style-name="ce206"/>
        <table:table-row table:style-name="ro1">
          <table:table-cell table:style-name="ce200" office:value-type="string" calcext:value-type="string">
            <text:p>Algorithm</text:p>
          </table:table-cell>
          <table:table-cell table:style-name="ce208" office:value-type="string" calcext:value-type="string" table:number-columns-spanned="2" table:number-rows-spanned="1">
            <text:p>Push TOP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Push MID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Push BO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Retrea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Roam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Attack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Evasive maneuvers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Laning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TOP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MID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BO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Farm desire</text:p>
          </table:table-cell>
          <table:covered-table-cell table:style-name="ce200"/>
          <table:table-cell table:style-name="ce209" office:value-type="string" calcext:value-type="string" table:number-columns-spanned="2" table:number-rows-spanned="1">
            <text:p>Roshan desire</text:p>
          </table:table-cell>
          <table:covered-table-cell table:style-name="ce200"/>
          <table:table-cell table:style-name="ce207" table:number-columns-repeated="997"/>
        </table:table-row>
        <table:table-row table:style-name="ro1">
          <table:table-cell table:style-name="ce157" office:value-type="string" calcext:value-type="string">
            <text:p>has_buyback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level_six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50" calcext:value-type="float">
            <text:p>50</text:p>
          </table:table-cell>
          <table:table-cell table:number-columns-repeated="6" table:style-name="ce179" office:value-type="float" office:value="0" calcext:value-type="float">
            <text:p>0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-20" calcext:value-type="float">
            <text:p>-20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low_hp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85" calcext:value-type="float">
            <text:p>85</text:p>
          </table:table-cell>
          <table:table-cell table:style-name="ce179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0" calcext:value-type="float">
            <text:p>-5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0" calcext:value-type="float">
            <text:p>-5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not_full_hp_mp_and_near_fountain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76" calcext:value-type="float">
            <text:p>76</text:p>
          </table:table-cell>
          <table:table-cell table:style-name="ce179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7" office:value-type="string" calcext:value-type="string">
            <text:p>has_tp_scroll_or_travel_boots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10" calcext:value-type="float">
            <text:p>10</text:p>
          </table:table-cell>
          <table:table-cell table:style-name="ce185" office:value-type="float" office:value="-10" calcext:value-type="float">
            <text:p>-1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focused_by_enemies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80" calcext:value-type="float">
            <text:p>8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shrine_healing_and_enemies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style-name="ce180" office:value-type="float" office:value="-85" calcext:value-type="float">
            <text:p>-8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7"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shrine_healing_and_no_enemy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style-name="ce179" office:value-type="float" office:value="76" calcext:value-type="float">
            <text:p>76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weaker_enemy_group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float" office:value="60" calcext:value-type="float">
            <text:p>6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bot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style-name="ce185" office:value-type="float" office:value="-60" calcext:value-type="float">
            <text:p>-6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mid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style-name="ce185" office:value-type="float" office:value="-60" calcext:value-type="float">
            <text:p>-6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top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style-name="ce185" office:value-type="float" office:value="-60" calcext:value-type="float">
            <text:p>-6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roam_target_is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20" calcext:value-type="float">
            <text:p>20</text:p>
          </table:table-cell>
          <table:table-cell table:style-name="ce185" office:value-type="float" office:value="-50" calcext:value-type="float">
            <text:p>-5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ally_hero_is_near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30" calcext:value-type="float">
            <text:p>30</text:p>
          </table:table-cell>
          <table:table-cell table:style-name="ce185" office:value-type="float" office:value="-20" calcext:value-type="float">
            <text:p>-2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5" calcext:value-type="float">
            <text:p>-15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high_damage_and_health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number-columns-repeated="7" table:style-name="ce179" office:value-type="float" office:value="0" calcext:value-type="float">
            <text:p>0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-50" calcext:value-type="float">
            <text:p>-5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21:32:59.854640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7T21:33:38.214941572</dc:date>
    <meta:editing-duration>P2DT4H5M53S</meta:editing-duration>
    <meta:editing-cycles>2097</meta:editing-cycles>
    <meta:document-statistic meta:table-count="9" meta:cell-count="2806" meta:object-count="0"/>
  </office:meta>
</office:document-meta>
</file>